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ptchaReader.generate(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00">
            <text:p text:style-name="Table_20_Contents">100</text:p>
          </table:table-cell>
          <table:table-cell office:value-type="float" office:value="119">
            <text:p text:style-name="Table_20_Contents">119</text:p>
          </table:table-cell>
        </table:table-row>
        <table:table-row>
          <table:table-cell office:value-type="string">
            <text:p text:style-name="Table_20_Contents">CaptchaReader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tchaReader.getColor( String parameterName , Color defaultCol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aptchaReader.antialiasedGraphics( BufferedImage im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